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01.71pt"/>
    </style:style>
    <style:style style:name="co2" style:family="table-column">
      <style:table-column-properties fo:break-before="auto" style:column-width="99.55pt"/>
    </style:style>
    <style:style style:name="co3" style:family="table-column">
      <style:table-column-properties fo:break-before="auto" style:column-width="82.8pt"/>
    </style:style>
    <style:style style:name="co4" style:family="table-column">
      <style:table-column-properties fo:break-before="auto" style:column-width="42.69pt"/>
    </style:style>
    <style:style style:name="co5" style:family="table-column">
      <style:table-column-properties fo:break-before="auto" style:column-width="31.1pt"/>
    </style:style>
    <style:style style:name="co6" style:family="table-column">
      <style:table-column-properties fo:break-before="auto" style:column-width="43.46pt"/>
    </style:style>
    <style:style style:name="co7" style:family="table-column">
      <style:table-column-properties fo:break-before="auto" style:column-width="74.35pt"/>
    </style:style>
    <style:style style:name="co8" style:family="table-column">
      <style:table-column-properties fo:break-before="auto" style:column-width="32.66pt"/>
    </style:style>
    <style:style style:name="co9" style:family="table-column">
      <style:table-column-properties fo:break-before="auto" style:column-width="117.55pt"/>
    </style:style>
    <style:style style:name="co10" style:family="table-column">
      <style:table-column-properties fo:break-before="auto" style:column-width="134.31pt"/>
    </style:style>
    <style:style style:name="co11" style:family="table-column">
      <style:table-column-properties fo:break-before="auto" style:column-width="58.11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57.46pt" fo:break-before="auto" style:use-optimal-row-height="true"/>
    </style:style>
    <style:style style:name="ro3" style:family="table-row">
      <style:table-row-properties style:row-height="35.2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6" table:default-cell-style-name="ce1"/>
        <table:table-column table:style-name="co12" table:number-columns-repeated="1012" table:default-cell-style-name="ce1"/>
        <table:table-row table:style-name="ro1">
          <table:table-cell office:value-type="string" calcext:value-type="string">
            <text:p>charity_name</text:p>
          </table:table-cell>
          <table:table-cell office:value-type="string" calcext:value-type="string">
            <text:p>charity_link</text:p>
          </table:table-cell>
          <table:table-cell office:value-type="string" calcext:value-type="string">
            <text:p>address</text:p>
          </table:table-cell>
          <table:table-cell office:value-type="string" calcext:value-type="string">
            <text:p>city</text:p>
          </table:table-cell>
          <table:table-cell office:value-type="string" calcext:value-type="string">
            <text:p>state</text:p>
          </table:table-cell>
          <table:table-cell office:value-type="string" calcext:value-type="string">
            <text:p>zipcode</text:p>
          </table:table-cell>
          <table:table-cell office:value-type="string" calcext:value-type="string">
            <text:p>phone_number</text:p>
          </table:table-cell>
          <table:table-cell office:value-type="string" calcext:value-type="string">
            <text:p>email</text:p>
          </table:table-cell>
          <table:table-cell office:value-type="string" calcext:value-type="string">
            <text:p>category_name</text:p>
          </table:table-cell>
          <table:table-cell office:value-type="string" calcext:value-type="string">
            <text:p>charity_description</text:p>
          </table:table-cell>
          <table:table-cell office:value-type="string" calcext:value-type="string">
            <text:p>charity_tag</text:p>
          </table:table-cell>
          <table:table-cell office:value-type="string" calcext:value-type="string">
            <text:p>logo_url</text:p>
          </table:table-cell>
          <table:table-cell office:value-type="string" calcext:value-type="string">
            <text:p>founded</text:p>
          </table:table-cell>
          <table:table-cell office:value-type="string" calcext:value-type="string">
            <text:p>assets</text:p>
          </table:table-cell>
          <table:table-cell office:value-type="string" calcext:value-type="string">
            <text:p>income</text:p>
          </table:table-cell>
          <table:table-cell office:value-type="string" calcext:value-type="string">
            <text:p>expenses</text:p>
          </table:table-cell>
          <table:table-cell office:value-type="string" calcext:value-type="string">
            <text:p>irs_form</text:p>
          </table:table-cell>
          <table:table-cell table:number-columns-repeated="1007"/>
        </table:table-row>
        <table:table-row table:style-name="ro2">
          <table:table-cell office:value-type="string" calcext:value-type="string">
            <text:p>The Humane Society of Boulder Valley Inc</text:p>
          </table:table-cell>
          <table:table-cell office:value-type="string" calcext:value-type="string">
            <text:p><text:a xlink:href="https://www.boulderhumane.org/" xlink:type="simple">https://www.boulderhumane.org/</text:a></text:p>
          </table:table-cell>
          <table:table-cell office:value-type="string" calcext:value-type="string">
            <text:p>2323 55th Street</text:p>
          </table:table-cell>
          <table:table-cell office:value-type="string" calcext:value-type="string">
            <text:p>Boulder</text:p>
          </table:table-cell>
          <table:table-cell office:value-type="string" calcext:value-type="string">
            <text:p>CO</text:p>
          </table:table-cell>
          <table:table-cell office:value-type="float" office:value="80301" calcext:value-type="float">
            <text:p>80301</text:p>
          </table:table-cell>
          <table:table-cell office:value-type="string" calcext:value-type="string">
            <text:p>303-442-4030</text:p>
          </table:table-cell>
          <table:table-cell office:value-type="string" calcext:value-type="string">
            <text:p>NULL</text:p>
          </table:table-cell>
          <table:table-cell office:value-type="string" calcext:value-type="string">
            <text:p>Animals &amp; Environment</text:p>
          </table:table-cell>
          <table:table-cell office:value-type="string" calcext:value-type="string">
            <text:p>It is the mission of the Humane Society of Boulder Valley to protect and enhance the lives of companion animals by promoting healthy relationships between pets and people. We were founded more than a century ago in 1902, yet this mission holds true today as we counter animal neglect and cruelty and partner with other animal welfare organizations, sharing our mutual mission of saving more animals\' lives.</text:p>
            <text:p/>
            <text:p>The Humane Society of Boulder Valley provides shelter and care to more than 7,000 animals each year, with 95 percent of these animals being successfully adopted or reunited with their guardians. Our success rates are supported by our Behavior Modification program; helping shelter dogs and cats overcome behavior problems, our Shelter Medicine program; providing quality and compassionate medical services to shelter animals, and our Safety Net program; ensuring healthy relationships are supported in times of need and crisis.</text:p>
            <text:p/>
            <text:p>Our Adoption program allow us the ability to open our doors to thousands of animals due to overcrowding or lack of resources in other shelters throughout our region. The Transfer program also enables us to offer a greater variety of animals to our adoption clients. Every year we partner with over 50 other animal welfare agencies to provide more care and services for homeless pets.',   'It is the mission of the Humane Society of Boulder Valley to protect and enhance the lives of companion animals by promoting healthy relationships between pets and people.</text:p>
          </table:table-cell>
          <table:table-cell office:value-type="string" calcext:value-type="string">
            <text:p>It is the mission of the Humane Society of Boulder Valley to protect and enhance the lives of companion animals by promoting healthy relationships between pets and people.</text:p>
          </table:table-cell>
          <table:table-cell office:value-type="string" calcext:value-type="string">
            <text:p><text:a xlink:href="https://www.boulderhumane.org/sites/default/files/logo.png" xlink:type="simple">https://www.boulderhumane.org/sites/default/files/logo.png</text:a></text:p>
          </table:table-cell>
          <table:table-cell office:value-type="string" calcext:value-type="string">
            <text:p>1933</text:p>
          </table:table-cell>
          <table:table-cell office:value-type="string" calcext:value-type="string">
            <text:p>$10,204,696 </text:p>
          </table:table-cell>
          <table:table-cell office:value-type="string" calcext:value-type="string">
            <text:p>$5,591,593</text:p>
          </table:table-cell>
          <table:table-cell office:value-type="string" calcext:value-type="string">
            <text:p>$5,506,797</text:p>
          </table:table-cell>
          <table:table-cell office:value-type="string" calcext:value-type="string">
            <text:p>https://www.guidestar.org/FinDocuments/2016/840/152/2016-840152768-0e59c3ec-9.pdf</text:p>
          </table:table-cell>
          <table:table-cell table:number-columns-repeated="1007"/>
        </table:table-row>
        <table:table-row table:style-name="ro1">
          <table:table-cell office:value-type="string" calcext:value-type="string">
            <text:p>Boulder Opera</text:p>
          </table:table-cell>
          <table:table-cell office:value-type="string" calcext:value-type="string">
            <text:p>http://www.boulderoperacompany.com/</text:p>
          </table:table-cell>
          <table:table-cell office:value-type="string" calcext:value-type="string">
            <text:p>2015 Grape Avenue</text:p>
          </table:table-cell>
          <table:table-cell office:value-type="string" calcext:value-type="string">
            <text:p>Boulder</text:p>
          </table:table-cell>
          <table:table-cell office:value-type="string" calcext:value-type="string">
            <text:p>CO</text:p>
          </table:table-cell>
          <table:table-cell office:value-type="float" office:value="80304" calcext:value-type="float">
            <text:p>80304</text:p>
          </table:table-cell>
          <table:table-cell office:value-type="string" calcext:value-type="string">
            <text:p>303-731-2036</text:p>
          </table:table-cell>
          <table:table-cell office:value-type="string" calcext:value-type="string">
            <text:p>info@boulderoperacompany.com</text:p>
          </table:table-cell>
          <table:table-cell office:value-type="string" calcext:value-type="string">
            <text:p>Art &amp; Culture</text:p>
          </table:table-cell>
          <table:table-cell office:value-type="string" calcext:value-type="string">
            <text:p>The Boulder Opera is committed to making opera accessible, inspiring and engaging to the community. Our goal is to develop new audiences for this old art form, enrich the lives of our community, and provide opportunity to local musicians. Our Children’s productions explore repertoire in reduced versions with a narrator and an ensemble orchestra. And our full-length productions, which include standard, contemporary, and rarely performed works, are experimental in nature, seeking to reach and entertain new audiences and delight the old. Our outreach program is designed to inspire and educate the young generation about opera and to make connections to other disciplines through our study guides and free workshops.</text:p>
          </table:table-cell>
          <table:table-cell office:value-type="string" calcext:value-type="string">
            <text:p>The Boulder Opera is committed to making opera accessible, inspiring and engaging to the community.</text:p>
          </table:table-cell>
          <table:table-cell office:value-type="string" calcext:value-type="string">
            <text:p><text:a xlink:href="http://static1.squarespace.com/static/532f3115e4b00d0eac2bb162/t/532f32a4e4b07b2b8d0f259c/1542158701808/?format=1500w" xlink:type="simple">http://static1.squarespace.com/static/532f3115e4b00d0eac2bb162/t/532f32a4e4b07b2b8d0f259c/1542158701808/?format=1500w</text:a></text:p>
          </table:table-cell>
          <table:table-cell office:value-type="string" calcext:value-type="string">
            <text:p>2015</text:p>
          </table:table-cell>
          <table:table-cell office:value-type="string" calcext:value-type="string">
            <text:p>$18,894</text:p>
          </table:table-cell>
          <table:table-cell office:value-type="string" calcext:value-type="string">
            <text:p>$59,201</text:p>
          </table:table-cell>
          <table:table-cell table:number-columns-repeated="2" office:value-type="string" calcext:value-type="string">
            <text:p>NULL</text:p>
          </table:table-cell>
          <table:table-cell table:number-columns-repeated="1007"/>
        </table:table-row>
        <table:table-row table:style-name="ro1">
          <table:table-cell office:value-type="string" calcext:value-type="string">
            <text:p>Attention Homes</text:p>
          </table:table-cell>
          <table:table-cell office:value-type="string" calcext:value-type="string">
            <text:p>https://www.attentionhomes.org/</text:p>
          </table:table-cell>
          <table:table-cell office:value-type="string" calcext:value-type="string">
            <text:p>1443 Spruce Street</text:p>
          </table:table-cell>
          <table:table-cell office:value-type="string" calcext:value-type="string">
            <text:p>Boulder</text:p>
          </table:table-cell>
          <table:table-cell office:value-type="string" calcext:value-type="string">
            <text:p>CO</text:p>
          </table:table-cell>
          <table:table-cell office:value-type="float" office:value="80302" calcext:value-type="float">
            <text:p>80302</text:p>
          </table:table-cell>
          <table:table-cell office:value-type="string" calcext:value-type="string">
            <text:p>303-447-1206</text:p>
          </table:table-cell>
          <table:table-cell office:value-type="string" calcext:value-type="string">
            <text:p>contactAH@attentionhomes.org</text:p>
          </table:table-cell>
          <table:table-cell office:value-type="string" calcext:value-type="string">
            <text:p>Human Services</text:p>
          </table:table-cell>
          <table:table-cell office:value-type="string" calcext:value-type="string">
            <text:p>Attention Homes provides life-changing resources to youth in crisis. We offer shelter, community-based living, and teaching of life-skills necessary for an independent future. The goal of our program is to reduce youth homelessness with a continuum of service that moves youth from the streets or in the shelter towards stable, long-term housing and/or family reunification. Our program has the only overnight emergency shelter for youth experiencing homelessness or at-risk of homelessness in Boulder County.</text:p>
          </table:table-cell>
          <table:table-cell office:value-type="string" calcext:value-type="string">
            <text:p>Attention Homes provides life-changing resources to youth in crisis.</text:p>
          </table:table-cell>
          <table:table-cell office:value-type="string" calcext:value-type="string">
            <text:p>https://www.attentionhomes.org/wp-content/uploads/2018/01/horizontal_RGB-1.jpg</text:p>
          </table:table-cell>
          <table:table-cell office:value-type="string" calcext:value-type="string">
            <text:p>1967</text:p>
          </table:table-cell>
          <table:table-cell office:value-type="string" calcext:value-type="string">
            <text:p>$1,619,333 </text:p>
          </table:table-cell>
          <table:table-cell office:value-type="string" calcext:value-type="string">
            <text:p>$2,135,914</text:p>
          </table:table-cell>
          <table:table-cell office:value-type="string" calcext:value-type="string">
            <text:p>$2,000,130</text:p>
          </table:table-cell>
          <table:table-cell office:value-type="string" calcext:value-type="string">
            <text:p>https://www.guidestar.org/Profile/ProPdf/54-1774039</text:p>
          </table:table-cell>
          <table:table-cell table:number-columns-repeated="1007"/>
        </table:table-row>
        <table:table-row table:style-name="ro3">
          <table:table-cell office:value-type="string" calcext:value-type="string">
            <text:p>Montessori Education Center Of The Rockies Inc</text:p>
          </table:table-cell>
          <table:table-cell office:value-type="string" calcext:value-type="string">
            <text:p><text:a xlink:href="http://www.mecr.edu/wp/" xlink:type="simple">http://www.mecr.edu/wp/</text:a></text:p>
          </table:table-cell>
          <table:table-cell office:value-type="string" calcext:value-type="string">
            <text:p>4745 Walnut Street Suite B</text:p>
          </table:table-cell>
          <table:table-cell office:value-type="string" calcext:value-type="string">
            <text:p>Boulder</text:p>
          </table:table-cell>
          <table:table-cell office:value-type="string" calcext:value-type="string">
            <text:p>CO</text:p>
          </table:table-cell>
          <table:table-cell office:value-type="string" calcext:value-type="string">
            <text:p>80301</text:p>
          </table:table-cell>
          <table:table-cell office:value-type="string" calcext:value-type="string">
            <text:p>303-494-3002</text:p>
          </table:table-cell>
          <table:table-cell office:value-type="string" calcext:value-type="string">
            <text:p><text:a xlink:href="mailto:info@mecr.edu" xlink:type="simple">info@mecr.edu</text:a></text:p>
          </table:table-cell>
          <table:table-cell office:value-type="string" calcext:value-type="string">
            <text:p>Education</text:p>
          </table:table-cell>
          <table:table-cell office:value-type="string" calcext:value-type="string">
            <text:p>MECR is a nationally recognized, high-quality Montessori teacher training program. Students come to MECR from Colorado, but also from all over the US and international locations. Our students bring a broad diversity of work and personal experiences with them, creating an interesting and stimulating dynamic.</text:p>
            <text:p/>
            <text:p>MECR’s goal is to prepare adults who wish to help children develop their unique potential as human beings. We accomplish this by providing a learning experience that integrates Montessori philosophy, methodology and current concepts of human development. We are committed to supporting the individual growth and interests of adult students, including those who may be encountering Montessori for the first time. Additionally, MECR instructors are helping to build the future of Montessori education through their publications, conference presentations, and development of new materials, and are passionate about sharing their knowledge with students. If this committed, focused passion for children and for education sounds exciting to you, MECR may be the place to start your career as a Montessori educator!</text:p>
          </table:table-cell>
          <table:table-cell office:value-type="string" calcext:value-type="string">
            <text:p>Montessori Education Center of the Rockies prepares adults for careers in Education by offering courses leading to American Montessori Society Certification, as well as opportunities for Professional Development.</text:p>
          </table:table-cell>
          <table:table-cell office:value-type="string" calcext:value-type="string">
            <text:p><text:a xlink:href="data:image/png;base64,iVBORw0KGgoAAAANSUhEUgAAAQYAAADBCAMAAAAace62AAAAh1BMVEX///8AAACGhoa0tLSQkJC7u7u4uLiioqJsbGyurq5lZWVzc3OxsbGZmZnFxcVhYWHg4OBOTk56enqJiYloaGhaWlr5+flvb2/z8/N/f3+pqamXl5fBwcHq6upUVFRISEg6OjrX19fMzMwwMDDj4+NDQ0MhISE3NzcvLy8TExMoKCgaGhoNDQ0hnVqpAAAgAElEQVR4nO1dCZerqBIOiKLiihoFdxI1Mfn/v++BmrXTfdPp5c68M3VmbmdRI0VR9dVCuVr9R//Rf/Qf/Uf/0X/0H/1H/9H/AWU1kESDv30fP0KZZZWPv2mz2wP3kgmd/H/9C3f167QFwDi9brWFIwEYdDng+uq4rAfHdrUqATB/+Q5/h3C0vNDldB/riRGSN6BKAICXwzwAhPrL/8/EIdvOf7eL8Jty3cdy9Mtra7W6YUMH/Onvumz/n9iA+2WM5iz7LQDFaoUAUNxhYCP/rQE9Hy4AsK9PL2kYurfK419JGIB2Uvpy5OqPDUL1BwC8UouiWSkBIOfDCwC8q7NbZTTA4R3l+i8iOb0gVi+k0pOqb7WbZxsAtFIqspH/JldskIdHV2d3oAraEKTTm3+xUKyPYB7+KgPAWSnp6NVyAMBdKTaMUgFYV2xYjbO0GFVXTsJA2qxYtGWViPW/VV+0cjHM00gnFSCnu85WcB5ZAICujMKVbZQWgumGtpt0KJrWxPF88AGA/C+M4Qvk9Cdltwds+svAUf2B09BmCSkpk3Me8Gt14Mzfd+p1J/9sLTy/sQFI5Mmbf5NAJNNYlBpUSnISBzmbk6oziFwR7funli4B/vx9C3p56nQVhTGkzdGWi8ivwn++rnDAppCGcFrm5ST5Uk2A8NN+QjiLhnrpTzZ2YUOh7Me33vGPUCzXMD6JvpRmoBjwijTzUa4tdZV1N62tYVan1knU/tmko8wFpJ/FQa4G/4HlF54kvd+cqHfVJ/dHrbNZ9q0JZK8B4NPb8MTjfyQJIRbB30h5aCd7KJdFeX8U7LoOPKRGfuMLT9yPEYHd9G8/XVF6Hgj99GBepbWrBjJJLVdmgspR3XnRLa+q+nrYtu/HC/k3/Kiidnt9aqsE5bCAq2qWs38myblKFjDMwYgocDvnwoZSMHtYxjhUftIqulGa0ydtkYTVYQYMic+9az5mx3kl5KcVEXDs/dMMaKZubhlYoIbhX323ZceFBXsTij/Zum0r2mThmIkuvMomHmf7BV6z6YB/WJzKnS3bCsuZWuN+KM7fcDIPqW9s7VbUP6B1a+36+TwibqacL8KgfPZi/KdZTm+26T4obj/PFymwXlDtW2tBncy5fOjM/pchVc9awaqv3PR3UomUlEtrpsIH8Y2rLKpZDvjrzjKflwezzp9kqQroTZ/mq1vX/C/SdsEyhnKfve4iDR5vJv/A/aoas+ZVRW50CgDGetKl/5RwRDT7zWqxXu4qm/3D7/IJ8Wxfrz6Z4lj6ZtbEQ/53XQxlsKTbMMMaqSXTRQV643cyQZE2qYm4OImW9C+sQqyc5Yf/KqhEUxQhOM7O8GqBvqtyWg3M+F6jPgvYQTv/Nlii+wq39bvuW3/sOVpQM58nvF2WxUwZVDkX/wfmJ5ugQrJcWZgmVHwv1a/5QPvw1B8hcdIByeQ+lkdw0YyRXA/H/Fl88EkqJ0agG7XYT9Yi+At4UoKEaroVZSYzZSyGZYq4cprYD2rvLZL2oTEuH1BwD1V+j3Q5/Gmscj10rOmXuWiVg8R+WF2VymxUJxCd/dXYg3QU7UnwJ5Q4hwHaVL7c/QKcCdQPsUUft/7HB/8gTSt0STfp+8088smhgr9jwFUc7q9HoCSsz7cRuM4wzAZs/LVVWppXAvF3qJzT9OlVtn7VbgAI3ffP+X5SEcmj/vbz7Ld4sziTyl6fflIDd7LxC1ROGO3uM4U1+x9mxCkYNMdUpI6eqxHmxMRf8PTy+zFvZ0dm/FE+nPNsWEWbMxMsCScVKqr+yjIN9rcupoQUbiZBd/ODv6nPiWhF0lzudmA/vynufL/fJOVnHM8xmWIG9eVP1sq0h6uCDLUKev302zfp+F8mDi6zg+fpCOb0+c/QcVII7hILbq1FUSgk89fArCJVQ7GYKGNatdvxB6WhmbKn6F4VSrEI/3ICSfr5izxID8ddB/0cDvwRcqc5j+6hm3Skur+eWy7707JcLMVB3ZIotxB+d/hegRV9Cbe1+xNqkVyo/gEJE1VUOvNBYYndXHg5c+S7HX59uqrKmq3PSGkDXkqjfX8sIrsznIpGFQ2+0urfRMHC3Gx3KmwdXuOC8wPB5Oxwx4fsPoT7bRTMTh076WFlI164TAHMbxfV1Ry7vmgpda8a/JngfWBLVUBOtkL+bvLCRdYHIjnxA8bFPQXIV9MK7o3XSkueoSkaPKMEeJOsfZ7iYaViVj/AB3Y2lFKVH380i8PAIE6/+YpHudZnb6ztvr+2L0tODqf744lua14R8Yul/sUJfWX7H5CH7lSHrv+OFbdexAtbcI6TZOP3T1h5vPgXv0DBqxnU9GohOeAH+PBTlbTw0XCrF4Ms+g3znB+wm9Ld7X9AOZJH5sC8DkJ+grZ3p2k/YNfRUml8IdGs8FexZACKfH8X92xv90c9T3Yz/WFnvKH/AB+6e0mdagK+vv42V1lkReXuGq59grT5NCu5II7i+/kgYfU1ZshUWOa+MvEV2qpak/7CThOAB2HxP5Mx55xboCF0rvwuvl8/SGHdnd94zYPw9YtUquLcarlf/CJ6XB/nNZsMK7uIhv60F+0Bnnxegh9uTEPnaNTEhNS73tT2FVoX3ckgK8/tJWxizuP1pN9XU77vTgtLfyMP+dMruV2Sp3dUL4mDVjFBXiv7MpjKlrlaoyXIJFfIS/UU7WIlBssTGLVRkJy0t3bHh/ZYPem4lkCrHq1Pb9nhKNXlxTQVX9ngSsBtQi561UokzfSHAi802QBpatmn+8K3sx+GK/u5ZWf6kruPvkiXWKFzSidNlYlfQO/aLTgNpBp+ScLQYTqtBXs90j3YWlogfLpcyrqWBzbIT5+SuEL51fr44JtsiYRk+izCmZw9sBcPjnyOeHIb8e8+zqa/y6F2mZYj1nXBEIjYhsEWnSboig9iVJcpn1kWM56xH90Qmjb8nkgx4YBfVxDlXT6QfcwF/J5uy5alZQDnQOMQUS7cFXWxOJ1w9i9KyRAsuWP8eVmQZh4YeDDL2SUYu52rbB/q0icpmzY5nCuZvI+TpNZV+OfupmYuSP8SbVlWWNy1KjYyw/VON2vN018m1gTPytUf807BuRD1EZjTl3DIetq8wJ0INH+43oc0B/7J/Iv9h8JQgqp87Oa6x/lGAakGVZ2xkYqXRhnbWtKyz5debybDobYIVL1kfin+ED4qL4NPH0RepRwrHaP+Tqsm2z0Smk/Qlp7ibgX4MNwdViqI8IBPYmEeB5Qhy9Wi3EuCApE9Gf0i3i/D3UuoB3tVE99jD+wzuHt7pSuqrn4oeTBCtmBHbV5tLfgiGyTp0wWz8cMgA542NpTdGz6sFyxbAtPLCc5dyOAOJbUBHewKqC96cr2HU+Q+Bl6NWLQPzI8MvdtcvSkf2fCbkIjRfwMbZtI+TFyfgqzZtYqeaLcsidCObH9DQjtsiI0souWRT4shH5YbXPdKHwRHn/bUdKU79EGws7wdlPcgRI4urkQbgo8F+WMS9XV+MgT794Vhfbb02zulzBcj4AInarQUQ8vDra+TnZckZs1ZXkTLLWYqbpQ2kfxet634g0z5+l7xGw8k5yQOWG1yq1+vxVFlRCM6MaL9MLyFhvPL7c3dt4uVWINuqzMRWgTS3kQ2SzVLbOPWiwpfG86jCICHPTs3gZW77xcSwf7+E/8tqMZLfDYHIPzCgpBStZHq4CQC1UeaIThcWUpxjX2qJb0HaWXboNiZkas3ZWtsN6HtE5DSAbuecw5zp4AQk0J9aFurSN4BwO0D585/M9J1PQce1tVXtEJ5AHhdopNbXX6Uo8puDSm9ZDaLZREHgLhFaZS67pl6Hfm7ZISYF/u2dARxYXSIl8O6zHZy0u7NxmeHx7+ZPTTbzRvoJm7axrxYKDj32lApsQnhkI+isHlz+35/gg/lolWzPdrqTX+0hwPpUG4JaLgIh7AHMUChTyN9locU7I2hkzjTNwojMCTqeYAm84em9K2alKbtos1U4vGV0qSFDavdxIbyTaTz+tDhjtFnFUaW9YHBviORZxRc33IHmlLI6gOrXJeXSVnoho3ZxAcgYbZWbr3AOqLB3dO4e2N4JBJ6PK3OG47hszhslz2/H4748dhmVpZzHA9/UFX1QEjLOU5nLNqyBJbhFY4TM6vugBl2EXK9NKg4i01w3IG4gQRKBGmBwESj9N/Gg6t7q/W6DNo3UZnmvVpcev9FtjklNVXaf3SaZR/rZ0ihpcrR/Vlauw8UJHlw8VL549nJ8kcRZxWW4h/x3CuQ2AhKCdjvar/OCbRoi/LIRL2KGjUxyY1QaBE2YdgjgI93+hC/Hw8+3quHcFnJ0sOImk45XM+N/Zq8/SxI6lcljn6XkY/vy2qUrTm1HWhoTQRsMecMkTAH5ACIaTFXrwqWogb1Y7LB+Q70ItddxInJjmGCMSxQ2zY3pSTBRzHc+1G2S467kHOJpbJ+qR7DUSHpeWNT9X6kP+vPRu3mEN4Zy2JZA+FoLW4JIaO278LYbTwNeh2xEwbivu8S3jm8wjaHlDa12aOGuahNHSe3KBP76hob1R/lKEV3Z0n9GUPrUiyzfQhf3MJbljPrz8G9t7Q+nBUDvoX26Um7dQh1IGk2hrYtXEEKuQpACHa+iYZWkwbUQchIbdAcGpdiqUMdIbxyo4V9OnQhMhC+Qs5/yD9Zd/gbnbfEiak452s7MMz3HZPozB8M3OEa7ayX6LkGqOZpnoM1XzMrVlc+40DYkedbtm/vwiFuQmwLnbaJjpk9mnWDOhwJT89aodsOTpqzXhJ/ShTd3Wew2AoJxMr8ldrZ8moJlkfwKOKnqD3fYQQArx5VhIEGUq+q4oT6DjIKyqFoBw1VZLBJrh1a0mqaKNjQpYPp21biWSzQNM3GMZM6wudaJQ6nSR5vR9ma2ztNod1KbXkykgnQs+rzmSEI6tU2Jkth8PvSdFzuqwyP3vYo+rcyG+4Tn+hR4GGR5NR3u2aoq4pi27MxIsJ302E4SgzNzVZQQbhNu1FOHiUFF3oRGDA4oHCBbu4tm1vQjSAubgSE32aoyCLH6zd9Up4hAwBzuz/VEiXvIkg8nm5oFwFEPLG754MHoG4YfEcQIEMVUx27BvUsqMkRjOPGbiCOW7QtLDRG3RDV1IRFJTWyY+SUwjHejzUweThp6OBOT++kkEt/BKTXjOi825//ShRS+hNzDyt1jXIE70SCgsWmIxCJNtlaUDfv84VgHx84qI5Mo4HDDe52PgT7+kgrmuAiDCyqH2AVgiMiDkaZCLyCy4W8MZsUYc8NcCu4rtfTHYy3I9KXlmA6BOQirevmWvYlVBhWL9O+Vo4J9uba4HcraQ7TmMuqD6BiWlhBWA43RgkBz0CZWxZFgOIYdKCzIfJ5QTPTrRIqHdijDWBueUmJULGD3TD2lvy5DMBSaJqD6S4F4dBj6WTx482PlxdA50mLYJ7avAQ3QI98obOBARIJIqvVzAbzvYRPNK0Z6SV3VUWQnUeRR12XjRfjnQGOcMLqsQd70OpR6Qkt1TdEulDHIYm5L7C+ohonUDUwifeuW2QeaVaTS7cBR0CYr7XW2irJsb8bz3Cj91tLSsycqtOv/Urjxfz7RApASme9U+PPdu+UBBtq3jMCkpJrGvFQKie3qyP7cAnTh3L0B8BCZyvFG7s0bXZThzNyMFgkiEeJCcJRIn7WGBS10OJR1M84MdkVtNRdwSJW2YB0/tx48kzRm5vKeA9CxYnkSnjXX0nrK/yoZ7NXKVdH8+iYEkw9gNHKpWaTgPEIUswtyyMrNi7LswDMQIIYOW9ZRA7NIUqwGxtupIUoOvqgP9is1hEPKqdnaJd0fdx5S0hO7fum9oAAy0MuAp3emsLs8EhCpZoAVbG99kGHrzTBEaRVMW6lmflj7LTuNOUt6LvdLsJpwR1hFtSXuh+MCZ1BrXStogj4zXCQVoAhLIjjugYzq6Y7DnGOucapE0oninb0QFzqRVorNebyAwYIrVxvHVFWHmP9nd+0e8eErwWV8ne88AF+dasNnrM0A9g/wh2auQrGnRtwQQvdtYhc71RiYSIsrQiIqU6JwMbMQ6/Vt6L1nby362Hoch/mxCNSTEjjh019SGBdUD2HhY8IgZtL2SgJsUGiOoFHPS7uloT7HrhfqdCuDy7Oxd0stkK0xgu13uvNw0iY1MeedFigvbObqqmwiXkVUCOM/SQMgVQurbQwsCVl4mCIqqgz9SM2dakPHKqP8RDWiRUKTD2JmUIc2mZIazO3s+EKeFSJlwgkWq/0wlsYm/1hhrfmWU2W56jTNnCrOaH5gg31HhdHJz7rOfMZJlwrpMvg5nrFmypJTYJwtfUSYACf+QOx7Zy1UMAi2PHIp53fDfYugolHdBu6+6oGZBNWckEJA+pNfh3jEoDrhmtGOTz2t/gt/CMmGs9CtQQ0t9USOFD7b55bJgqpl8vy4g836thSfbZR2zLMKn+TDmkt3WhUWBqxatPcNS7bSEDsOkg40qXObRIekopy5pmFE3vSHoRwYyaEbHSJPW1NJ1rXND3pbuGqXNcmNg1s3Bk9+Getd1GhdFYOyzasoyeMJ7cK+tItO9e77R/ViEurLkqWAxQSzAxb59jFltHBw7FrSJMTxKPSwnnfjLsaSAUImeYLXSsobvZ9X28SQn0pR5ET2WTTdKCWSsThtL0H7XVTCB0lILmZvj/6mTcH4RlArW3sCT7l3NOn2GABkE3dhRQ/jUdbdVrgJ9Ak2F5HSDMwIfkuAUeaOEVhUS+3uC/xsR9GaY7sIPVwoTNeS5VhNwRVmOXiGGgo3NG+CsMoiozKjSy3goc3WkiXDgOq6luIUB6ekulqWcvuFY4sp5Il8yk27IG17kF3nMRBfyRBB7DVRVF4vi8RNDBDBLmDeRtiMxn6Bvg2QBRpfG0wdJzw4X5vN/UWtoUubN6MeyA/RImFqE4CJ+e2uwHmPm/eKr7qEBTsdvLXx+ecxfVy4/gKR7ZTTPE5NsjpR3Jeyulg9iD8Jl2/nIEKNNS1oNT9vBAoyoFUdmHtmobDMuoRiFRvxAbAGHK85XkL47klFqAgspFnCYRYlU/do22EcDA6D5xBCQKHu0rr5Nl0QzZLQXGVoFhPdXzNc2wIpzZvc3R9/7bARQAb0GTTGius48pkxwRgUFGgtXBLWmyhBI1+c7SQptniIN0jFFLQDGCwGeeW1IZHYfgRIE2IiIFQ20vlguUh7FEmxLg3VPj5HbfeXK52zmavjZOpeIoNqjh43XaTLD0ISTf2CgYI5R0DhwpAVhiOYWhbICaTNEgUVBhGW4g4gqHdH8CedRj6Bd16UVSnxw6Aw36/TzQv1isP+6hLh3q/0enjqG9y61Gth084jLC+YkMJ1O1NLs1TSX61BZ9v5x76D1BDHgJaNyTJG7FlDkWGy7o4aaRs87gtyoApVF0xYPeDe8DS9Y48hL1a+ssSdieOS1oXa6Ho/HRj7xMSGqZ831bsnV1Ld43nm0/lZZlaZs2cZJgsprsqpdp67mQVkG7nuzLeSEMLrEpw3fFE6sIGdVUU47DAnqazJIUUktpsOB1E6mDipMQP883Q1fXYUSSoFrGkY2FF9sR2jCLQCmfAduJv6GBdxSnE4T3n2PoARD+gTEVhu5kNUtfdNzn+M61ndazdxxoy0IjKSsCwSbpQ81vdkt5QHCWJ33VhgiOqUWEVoudJDTZ+4vuNsCGyPK1oGhoSCbU3bgi55RV+OJKuSgGEic48mFwqQhHwdo+twfqzGyMC6VCcstFf2FMR32NIOCSpbeLeoIbDrS6uwyhklc1TS8JpimNa19WmsYFtV5HvOC4/4q6rewLsuNkyzSi8VHfjpBvCEEvNAFuuWaiQkPqS5PCkNjceJ46HT5cq5OOav7qr5GIb6rsYVgF0rmPsNW4Xytn0IYZCExbWKY0OfuP7qUYwjktuabg5hLsw3qV2nNaYmKjGVIp/cjDNDiLbqSTX3CTapXHPiHUROk/ZzfX+kdeAX9gSTjvvte142AThms+suGNDeazdMR2O9sAkYK50hK3KTapqc9g3FRBRq+NA47lpbZKqpkNkV3rPMPRMy7Z9EEGIExy7xc5lEO3pZkM6HEmA6dHuPOrtnAxoj28B831k+jlS2nsxDTr0E/pktceEo9f1sDRBuIYNWQcGVmG3dmyu6wVSILKnNooIrvyiMnAe1dGexD2WIiEhtAaplMj+OPR1ZaOdjgoNu/aGAj8EyEc8L+ySIRyll7KU4JQSgW+t2ms1fdnZQs5tisenYpMSPfN9J8UAzWy4tpcRKJHH5BrglSoaBRGJcmbh0HCx6+KdGXLMcc63h7LVLCwBqAmgTTHaEssxo6Vt9BiyERmo5RauJayie8mQ/YnXV7USbxxb/mLLdWcZhAJPqrDsqe5YVK7SI1VVSKvJUFyxATaYSHgkhSzpIulScovnuFIp0kNFasuhBSm5h9wIhLQHO8cRElUWOc7ZfkhAk0IrcaDlMSvHuCaSIZINUMJs/6wYyis8Xdwti+zljtLLIJbNlM1TCV0CVCR1qfnB10rWAwkgkaZZImLb2EXUDvcNy4mhaQYp/FaYiSqdowBBzeFbT0O1quICadggW9dsvWthSkMIukrCcZzppZfluRua560rxXjtPow3RnPdvVzQNrPh9MCQ9oPypWs2QAREW08LMb2ylxnotixzDdhIpeODMbFhjyFtfaka7Ab0PTN14RXtOihEpHeEdNGe08iQCoG0EbSlo723O54aTN9qBmJwF9cw2iPknoqW3FurJG6CRN2bIqhnaTuzYT23wM7cp0rBJsx5WPYjXIeeWENFnTSD9IGwVTgIE8HiCoz7xrR5VY19ERoMsjAaI7ehNuaFRM2cskQyZGiaA9QL3voeTf0OHVLQO3ZhaW3skNOSyO73+jZXRvOVMOqJlkWRgIMQonlyt9G0f3Np5oQubDAA9V0uvSjdddPYjiVsDH3kurrleKqOU7KvDxkxiEf1wpA4wdrRxpcgynYNU3O8tkppChsW1s3IqctzJ8pjM1JadP6B8o2f3V7EYfuVfbULG9rFvXyyenq7TaLlR4czG9Yg8VJe+/7O7yo/4VFqOZy5pJao2Z8ceAtgo5DQMLer+CDRpXSfeCFql9k4rMI6ASYKdVvgQpgOjf2RxURiD3LaNFY+0Fzw5EGs/Zc2hd+yYe4B3sM/HP2ALtLgm1Vc2wzxsICOwV1iu2NY22liIRPvp3QiPjZVRytETN105QKQXtYuGZM6Me04tvEOmkMzVlVtH0gYS3CHRSGx5FK50T7S39kpNll9zqO6o7O5y9q2fSWxi09syCUExGaEU7czKxBWlV9R6TMygTA/P7Vu57e1Z2se4VFljlWS0BCrBLYRWW5iH2p/Y3aU2k4jpGtFkrq2j0k/68ft4aEVc+cmhOi1TY8neqH/ynp5OgifFPOJDQbgAsK62QP/kJDa47hFWeGhrtnvwfGUIsr2oIEHFZ1LRphI/BAgy/XhIW66A/Ar7A0C6pbPY2If/ZBQqXKLOc5Yju+orSkhsf1iG8wX2LA9bSifxHDxUdcjlHjIDHEQt6iQIBIdJY4+hBS5Gg0vmrfc11j6jWbhFQLLc6Vutg8oyTHfwhLH8+O6etQzC7ZYd1SKexKCbPeeApy2VH0hNT/RmQ1lnufPxN/Cc2JnZkMzs8EGmb5iZVvAXirNGpjJQdpCB2LOkv7azHmV4L5EzdJ0DHuEW851LlyORx/U8SgFwcNBLqDFOWmAfXTtedfoB7guJV+ylRPd+hTwz+H95MKGCdnNbNgCzv1UbeXLNauMS6ph3krk1IUg4rdmLpcgMqGagUtv7VYRUKshHF3T0ITWCEyiJJJsBE0nrerKnUurs4/KkzLwcN/tZ8hbShyKZWR/5ipH0vtDimbMNuuGBEcwEa2xbkuu5TVUdoeGIbLbUtxbYVdiK99FebrZsV6BSMPIa1G5uUtAkuxxXBRtGW0Zdo9+FcWrj2VhpSTxq716xcwGiSKTQFWtPQOfyhucMrHBGjMoGI4it5KQAfUedNrYMCSITIF/n/TPjl3VjBbLuSZyA9XS5Ibj/rjrbBxtvXaLCbViQCSE8ot5F++fPJ0vP3BhYUO5lEiGT6HIG7uq8n9Gb9IqahIY4sQtTJ1qaRp1BOxhVVpvtVe589qksCBr2NCEB9oQjIXlODZjMQ0lru5ihIQw9NSeNBf7nlYbH5CYdUO59GJ5jg03pFqe9Q3GuNVQW1uuHJzJTDfkqWbhIojebvpQrEsBNauk9rDmUYskZhIRyTYLWgUSvs4RTxDxDWapxAv8+Z7EYtks5wNVHmAen2dDWc5PWpiex+RRL4Z0iP04ggZ2hN2SSg4zsSvwcIeH7ceO4C4nfhMfmnCDKXNMK0fGwGHkx6lt5qGGhBuK1Zp+1Qo8QWIBP+1B3e/4XI/LdYFRMh5mlvGpBUkFaWVUHLMWWRGFY0L83GYUvbPHojwMwO+riuAEk66AhY5xnceMSVWbt7ZUMy4qYKI8efIbD1WwT/HUrPZWpV89IwzrZjErk6aUuiEyvTx3PA9jq6JVSMMoYdKNJC0+vueqBWBPa8psoeNoRGC32ZFdZFIJGyy9lb53qh3yiEorgX6lbX33QoMm1e6NY8OY+afibY7G63QvDSAMXQ3rsWYZBo7q4YMmBjrQhaU1EmemwE1QHhXNVssdc9gDfdORKo9ce1yv0I9rx4m6F1o6pjdAQEV1G9Z3Gm4DukKlZ5NjctwjYBv8IxYzUO/tnnNtm5Servl5H4YAQ4zdQGOFMCwoXXP0S73KX+lsGdwWlaoy0VYkgeXx1G9AlHCLO9KHFn+I75Kal9ylCV8eABn5Dl0XBrYY7EyVVzZW0S+1NCwXELkFQIL4Z3ubhNK32ko7P2O3g3QherVrvJYWz9PXTos992jWhz+Bnh7Yu45VmiSnjNIix4lfAdzkkeUYJR0z8lvP9PCWMg/t7CZozmJ1iY0AAAfMSURBVJ+DONK7mivn2uVdZWnc0VlZCct1k6hjeG/g/Z8GIXUMF1sUuChCdGjM45EWrRMUQcBFhAD/vQeka0unqhKik/oHxz+dND3wGYAdo5OtlRaTILVJrCHhEFVS02veyj89DfgjCsAuQcfUHqmPImxgkboeiyxsjpua1cffe/zOVQmYpvBkLn2A+MMzFFmUZuWpKFLhp0PDwxT5usUF0hgnibur+ie2LbXj6PpeYcn/CJPG1m9IGmHuIY/86pMc6KlouiUq4K7Q/6cDcaqZNGwN7qhgGqxZZUaVnj7XNVNag8jKfTcMzZrUJjIkjtDjIsS/+zyLU8NA9RAqpeZeCXGrhz+ErKppkqYVTLFrCKw9OYp14puUEYJsjxYG9zqvq8yQhM/lS76LysVeSkPR6OUKgfF5WciyU7cDxQaE84IYrSFy6Unkfd08e5UGe16O+UAas0soZZy1sMXf1bfwOWqXbYPlMO9C6upn9xXMT2+ehQcCkArpUOUk6kkYRdTbPL8/IVOJ/0MywhAhLLiucbfOf7MF8mraH3qzDLJnRZEvVmVKIOgSMjT2kfkmznPDc7TwM1u4WoB1syTbQkjH/GhGoavzr8bUPkn0xW0las+eZTmbeQUbAHTeKkOZVVrz45w/5aYkQEtY18PRB3iLy6R9sQ/ty5Q9AxIeEZqD0uWyF3WUep2ZTQ1YDVwv+2TFSQncUCLYQM+kbg3T+qlA4HeStZil0sX4U1u043mkJzb0ANia9Cr1IgsD9mn1VoImKgy3gjaAndPWv/pYvDluML1Y8rjIenYa0TzUetmeLteWzQVFKEEVfMHUSSfMr9moa7Vg7McfR3dP2cm9LNn88EpAguGp7M9WbWmB/WlftvRM9hs8sHzQrOqVHa4UtIXDkRHSpPuBtvMfE7zqVpBlBWSj1YLmqVOjRX6Wt6Nq6aEVQey92I7V721iVtHI+fF3beVqcgZuP8hWpfmkPyOSJMHnEUtbsdFiiir/1SZ7HZPOSItx9+uPug7eb0PyWZLKJeQ0Ef7LGDirD8LXkvj3H30enXfWlML7fOH4DUnBgoWTv9A06UQBiGsk3F8F0RP5YKm4nMo4X0sDamwOn6vW+RpImi/s8dVAHvzk0xnfofa0vZyqWt3ny54uVCKVsJ1eBmob6/A1JU9A8tUqhRcoPG1M3gFtFojP2WtOJiFaUnMJ6NlXg2bD7/qVE5Wn3ni6XNDZpl99ymC3U8puxGfOqVLJr6YUvOS3IcMUfpsttA6adTu1fnr+JqZgZGVlQnfJLETZ8OUnCa4Pv88FlWxaTPwIyhRo2me6gE1PMjv0VzUvqqvFF30B/y88TFe7NHf00mzaBPqJ6kpvLn1KoGpFOwMuqXG/0BJDUl796LPXHlNz1blhXdph+LBd/btk6GIr7xrtwBAsNq7+0mMN7kpofom0u6Td+hV7ndGpi+x6nsX2a6DU/0oj/FfpHEdcbV8WRSERdLBySbPsEX2vye9TVLy4LeZLhAFYgq/Ry8BNdakI2KRVZk6+09PjKfqw0+WPETjtxN6opxRmLzy/JjgXR3botKi715+WXX5T9/dPkXN6uoylvCsKXmkGtjCBXZ35FXH4GwROviWR0zfN6+cBoIpXRXcuQPPig+7+DvETZlBtdNvpGcqfb+9T1m+rIeT1nmsm8o+gw3nSOlCp9VF+15PW8SuPmmwNXTcW/dLq8rXipFAv2oXOC69gSQJPEYGyVQdN9IpmQZfnTqndl3XWdl+uOT6R/3k1Mz3NemnMIKbX8XyhC83ITjRLx5N+VsTW1RH9pxmhovFn+66nSE3hV57udX/xz6qZmQ3htJjc6bWK5MTXbJicFXH1gamOxteHfDoGmtw/hCxNvjEYnHxaHNp5GMFy9hUb7ESRbydqCc+tqXyHT3KiohyKZ5WtqLuAl2dJMfUH1di6/6zRbC+zuQY3bLg5bAoMTQVKuloEqwmmnKBwCD6JYJUI/mhllfXZaN4CxFRhdHt5ad7N1nTU4naoaIcx+XInNmifZUP0LY8B/YDUUD4FjJWmO8wiQOYKO2MSqtvybSUCpw/WhVeUN9KAwdOFOtlakkq7f5dVeIfksOwIQvnfRGimaH4fqZfshk0qhKNNIqDGbs1cVMujQSKaTlXzvHurBS8KQYnKfWoggDekLjTdwEml/nhyzAF/opun6yg2lL0S6kz1j5jndX19+NKR6L4gSX0VYdd1p1jYvTdDPr6FB41AvpsEevzTxAdTynh3g8HVwdlGgQOJbq0P2HAfzbi59hvNYIGP6Iu7Nn+AlJiWKnYxdUE3LmxoCjeXZOVqDTVvh3ozrt8ptP9BahUb5D9DJs3e6koabjCd2tp4pxvUR3obrNZTIdYPa7wfJ6XfVLtqoFbHtBFyYcNNtW4KLp3izc1G7YiqwUlFKkPxr3LxH9AkDYtGM6/ZcCMNCvWdNGszv1Rs2J6/fD2J/M+gmQ3txAbnmg3JjWVQS2AGDgpxK5RxYUP7f8OGGUt612wAvTmTrVyrKTXSscxUo58qnC9sWP3fsGH2qlY3bDjTNETv8r6fwiW3bPiN/Xk/SQsblOPYrFaPcMOiJS58OO91O7FhB15tbfePocwxHOlErR1Dk8PbaoajoI3QDN040WIp1xMkik/hTm85VNLWMLR/HCD6f6T/AZpQ4Lsn0iKaAAAAAElFTkSuQmCC" xlink:type="simple">data:image/png;base64,iVBORw0KGgoAAAANSUhEUgAAAQYAAADBCAMAAAAace62AAAAh1BMVEX///8AAACGhoa0tLSQkJC7u7u4uLiioqJsbGyurq5lZWVzc3OxsbGZmZnFxcVhYWHg4OBOTk56enqJiYloaGhaWlr5+flvb2/z8/N/f3+pqamXl5fBwcHq6upUVFRISEg6OjrX19fMzMwwMDDj4+NDQ0MhISE3NzcvLy8TExMoKCgaGhoNDQ0hnVqpAAAgAElEQVR4nO1dCZerqBIOiKLiihoFdxI1Mfn/v++BmrXTfdPp5c68M3VmbmdRI0VR9dVCuVr9R//Rf/Qf/Uf/0X/0H/1H/9H/AWU1kESDv30fP0KZZZWPv2mz2wP3kgmd/H/9C3f167QFwDi9brWFIwEYdDng+uq4rAfHdrUqATB/+Q5/h3C0vNDldB/riRGSN6BKAICXwzwAhPrL/8/EIdvOf7eL8Jty3cdy9Mtra7W6YUMH/Onvumz/n9iA+2WM5iz7LQDFaoUAUNxhYCP/rQE9Hy4AsK9PL2kYurfK419JGIB2Uvpy5OqPDUL1BwC8UouiWSkBIOfDCwC8q7NbZTTA4R3l+i8iOb0gVi+k0pOqb7WbZxsAtFIqspH/JldskIdHV2d3oAraEKTTm3+xUKyPYB7+KgPAWSnp6NVyAMBdKTaMUgFYV2xYjbO0GFVXTsJA2qxYtGWViPW/VV+0cjHM00gnFSCnu85WcB5ZAICujMKVbZQWgumGtpt0KJrWxPF88AGA/C+M4Qvk9Cdltwds+svAUf2B09BmCSkpk3Me8Gt14Mzfd+p1J/9sLTy/sQFI5Mmbf5NAJNNYlBpUSnISBzmbk6oziFwR7funli4B/vx9C3p56nQVhTGkzdGWi8ivwn++rnDAppCGcFrm5ST5Uk2A8NN+QjiLhnrpTzZ2YUOh7Me33vGPUCzXMD6JvpRmoBjwijTzUa4tdZV1N62tYVan1knU/tmko8wFpJ/FQa4G/4HlF54kvd+cqHfVJ/dHrbNZ9q0JZK8B4NPb8MTjfyQJIRbB30h5aCd7KJdFeX8U7LoOPKRGfuMLT9yPEYHd9G8/XVF6Hgj99GBepbWrBjJJLVdmgspR3XnRLa+q+nrYtu/HC/k3/Kiidnt9aqsE5bCAq2qWs38myblKFjDMwYgocDvnwoZSMHtYxjhUftIqulGa0ydtkYTVYQYMic+9az5mx3kl5KcVEXDs/dMMaKZubhlYoIbhX323ZceFBXsTij/Zum0r2mThmIkuvMomHmf7BV6z6YB/WJzKnS3bCsuZWuN+KM7fcDIPqW9s7VbUP6B1a+36+TwibqacL8KgfPZi/KdZTm+26T4obj/PFymwXlDtW2tBncy5fOjM/pchVc9awaqv3PR3UomUlEtrpsIH8Y2rLKpZDvjrzjKflwezzp9kqQroTZ/mq1vX/C/SdsEyhnKfve4iDR5vJv/A/aoas+ZVRW50CgDGetKl/5RwRDT7zWqxXu4qm/3D7/IJ8Wxfrz6Z4lj6ZtbEQ/53XQxlsKTbMMMaqSXTRQV643cyQZE2qYm4OImW9C+sQqyc5Yf/KqhEUxQhOM7O8GqBvqtyWg3M+F6jPgvYQTv/Nlii+wq39bvuW3/sOVpQM58nvF2WxUwZVDkX/wfmJ5ugQrJcWZgmVHwv1a/5QPvw1B8hcdIByeQ+lkdw0YyRXA/H/Fl88EkqJ0agG7XYT9Yi+At4UoKEaroVZSYzZSyGZYq4cprYD2rvLZL2oTEuH1BwD1V+j3Q5/Gmscj10rOmXuWiVg8R+WF2VymxUJxCd/dXYg3QU7UnwJ5Q4hwHaVL7c/QKcCdQPsUUft/7HB/8gTSt0STfp+8088smhgr9jwFUc7q9HoCSsz7cRuM4wzAZs/LVVWppXAvF3qJzT9OlVtn7VbgAI3ffP+X5SEcmj/vbz7Ld4sziTyl6fflIDd7LxC1ROGO3uM4U1+x9mxCkYNMdUpI6eqxHmxMRf8PTy+zFvZ0dm/FE+nPNsWEWbMxMsCScVKqr+yjIN9rcupoQUbiZBd/ODv6nPiWhF0lzudmA/vynufL/fJOVnHM8xmWIG9eVP1sq0h6uCDLUKev302zfp+F8mDi6zg+fpCOb0+c/QcVII7hILbq1FUSgk89fArCJVQ7GYKGNatdvxB6WhmbKn6F4VSrEI/3ICSfr5izxID8ddB/0cDvwRcqc5j+6hm3Skur+eWy7707JcLMVB3ZIotxB+d/hegRV9Cbe1+xNqkVyo/gEJE1VUOvNBYYndXHg5c+S7HX59uqrKmq3PSGkDXkqjfX8sIrsznIpGFQ2+0urfRMHC3Gx3KmwdXuOC8wPB5Oxwx4fsPoT7bRTMTh076WFlI164TAHMbxfV1Ry7vmgpda8a/JngfWBLVUBOtkL+bvLCRdYHIjnxA8bFPQXIV9MK7o3XSkueoSkaPKMEeJOsfZ7iYaViVj/AB3Y2lFKVH380i8PAIE6/+YpHudZnb6ztvr+2L0tODqf744lua14R8Yul/sUJfWX7H5CH7lSHrv+OFbdexAtbcI6TZOP3T1h5vPgXv0DBqxnU9GohOeAH+PBTlbTw0XCrF4Ms+g3znB+wm9Ld7X9AOZJH5sC8DkJ+grZ3p2k/YNfRUml8IdGs8FexZACKfH8X92xv90c9T3Yz/WFnvKH/AB+6e0mdagK+vv42V1lkReXuGq59grT5NCu5II7i+/kgYfU1ZshUWOa+MvEV2qpak/7CThOAB2HxP5Mx55xboCF0rvwuvl8/SGHdnd94zYPw9YtUquLcarlf/CJ6XB/nNZsMK7uIhv60F+0Bnnxegh9uTEPnaNTEhNS73tT2FVoX3ckgK8/tJWxizuP1pN9XU77vTgtLfyMP+dMruV2Sp3dUL4mDVjFBXiv7MpjKlrlaoyXIJFfIS/UU7WIlBssTGLVRkJy0t3bHh/ZYPem4lkCrHq1Pb9nhKNXlxTQVX9ngSsBtQi561UokzfSHAi802QBpatmn+8K3sx+GK/u5ZWf6kruPvkiXWKFzSidNlYlfQO/aLTgNpBp+ScLQYTqtBXs90j3YWlogfLpcyrqWBzbIT5+SuEL51fr44JtsiYRk+izCmZw9sBcPjnyOeHIb8e8+zqa/y6F2mZYj1nXBEIjYhsEWnSboig9iVJcpn1kWM56xH90Qmjb8nkgx4YBfVxDlXT6QfcwF/J5uy5alZQDnQOMQUS7cFXWxOJ1w9i9KyRAsuWP8eVmQZh4YeDDL2SUYu52rbB/q0icpmzY5nCuZvI+TpNZV+OfupmYuSP8SbVlWWNy1KjYyw/VON2vN018m1gTPytUf807BuRD1EZjTl3DIetq8wJ0INH+43oc0B/7J/Iv9h8JQgqp87Oa6x/lGAakGVZ2xkYqXRhnbWtKyz5debybDobYIVL1kfin+ED4qL4NPH0RepRwrHaP+Tqsm2z0Smk/Qlp7ibgX4MNwdViqI8IBPYmEeB5Qhy9Wi3EuCApE9Gf0i3i/D3UuoB3tVE99jD+wzuHt7pSuqrn4oeTBCtmBHbV5tLfgiGyTp0wWz8cMgA542NpTdGz6sFyxbAtPLCc5dyOAOJbUBHewKqC96cr2HU+Q+Bl6NWLQPzI8MvdtcvSkf2fCbkIjRfwMbZtI+TFyfgqzZtYqeaLcsidCObH9DQjtsiI0souWRT4shH5YbXPdKHwRHn/bUdKU79EGws7wdlPcgRI4urkQbgo8F+WMS9XV+MgT794Vhfbb02zulzBcj4AInarQUQ8vDra+TnZckZs1ZXkTLLWYqbpQ2kfxet634g0z5+l7xGw8k5yQOWG1yq1+vxVFlRCM6MaL9MLyFhvPL7c3dt4uVWINuqzMRWgTS3kQ2SzVLbOPWiwpfG86jCICHPTs3gZW77xcSwf7+E/8tqMZLfDYHIPzCgpBStZHq4CQC1UeaIThcWUpxjX2qJb0HaWXboNiZkas3ZWtsN6HtE5DSAbuecw5zp4AQk0J9aFurSN4BwO0D585/M9J1PQce1tVXtEJ5AHhdopNbXX6Uo8puDSm9ZDaLZREHgLhFaZS67pl6Hfm7ZISYF/u2dARxYXSIl8O6zHZy0u7NxmeHx7+ZPTTbzRvoJm7axrxYKDj32lApsQnhkI+isHlz+35/gg/lolWzPdrqTX+0hwPpUG4JaLgIh7AHMUChTyN9locU7I2hkzjTNwojMCTqeYAm84em9K2alKbtos1U4vGV0qSFDavdxIbyTaTz+tDhjtFnFUaW9YHBviORZxRc33IHmlLI6gOrXJeXSVnoho3ZxAcgYbZWbr3AOqLB3dO4e2N4JBJ6PK3OG47hszhslz2/H4748dhmVpZzHA9/UFX1QEjLOU5nLNqyBJbhFY4TM6vugBl2EXK9NKg4i01w3IG4gQRKBGmBwESj9N/Gg6t7q/W6DNo3UZnmvVpcev9FtjklNVXaf3SaZR/rZ0ihpcrR/Vlauw8UJHlw8VL549nJ8kcRZxWW4h/x3CuQ2AhKCdjvar/OCbRoi/LIRL2KGjUxyY1QaBE2YdgjgI93+hC/Hw8+3quHcFnJ0sOImk45XM+N/Zq8/SxI6lcljn6XkY/vy2qUrTm1HWhoTQRsMecMkTAH5ACIaTFXrwqWogb1Y7LB+Q70ItddxInJjmGCMSxQ2zY3pSTBRzHc+1G2S467kHOJpbJ+qR7DUSHpeWNT9X6kP+vPRu3mEN4Zy2JZA+FoLW4JIaO278LYbTwNeh2xEwbivu8S3jm8wjaHlDa12aOGuahNHSe3KBP76hob1R/lKEV3Z0n9GUPrUiyzfQhf3MJbljPrz8G9t7Q+nBUDvoX26Um7dQh1IGk2hrYtXEEKuQpACHa+iYZWkwbUQchIbdAcGpdiqUMdIbxyo4V9OnQhMhC+Qs5/yD9Zd/gbnbfEiak452s7MMz3HZPozB8M3OEa7ayX6LkGqOZpnoM1XzMrVlc+40DYkedbtm/vwiFuQmwLnbaJjpk9mnWDOhwJT89aodsOTpqzXhJ/ShTd3Wew2AoJxMr8ldrZ8moJlkfwKOKnqD3fYQQArx5VhIEGUq+q4oT6DjIKyqFoBw1VZLBJrh1a0mqaKNjQpYPp21biWSzQNM3GMZM6wudaJQ6nSR5vR9ma2ztNod1KbXkykgnQs+rzmSEI6tU2Jkth8PvSdFzuqwyP3vYo+rcyG+4Tn+hR4GGR5NR3u2aoq4pi27MxIsJ302E4SgzNzVZQQbhNu1FOHiUFF3oRGDA4oHCBbu4tm1vQjSAubgSE32aoyCLH6zd9Up4hAwBzuz/VEiXvIkg8nm5oFwFEPLG754MHoG4YfEcQIEMVUx27BvUsqMkRjOPGbiCOW7QtLDRG3RDV1IRFJTWyY+SUwjHejzUweThp6OBOT++kkEt/BKTXjOi825//ShRS+hNzDyt1jXIE70SCgsWmIxCJNtlaUDfv84VgHx84qI5Mo4HDDe52PgT7+kgrmuAiDCyqH2AVgiMiDkaZCLyCy4W8MZsUYc8NcCu4rtfTHYy3I9KXlmA6BOQirevmWvYlVBhWL9O+Vo4J9uba4HcraQ7TmMuqD6BiWlhBWA43RgkBz0CZWxZFgOIYdKCzIfJ5QTPTrRIqHdijDWBueUmJULGD3TD2lvy5DMBSaJqD6S4F4dBj6WTx482PlxdA50mLYJ7avAQ3QI98obOBARIJIqvVzAbzvYRPNK0Z6SV3VUWQnUeRR12XjRfjnQGOcMLqsQd70OpR6Qkt1TdEulDHIYm5L7C+ohonUDUwifeuW2QeaVaTS7cBR0CYr7XW2irJsb8bz3Cj91tLSsycqtOv/Urjxfz7RApASme9U+PPdu+UBBtq3jMCkpJrGvFQKie3qyP7cAnTh3L0B8BCZyvFG7s0bXZThzNyMFgkiEeJCcJRIn7WGBS10OJR1M84MdkVtNRdwSJW2YB0/tx48kzRm5vKeA9CxYnkSnjXX0nrK/yoZ7NXKVdH8+iYEkw9gNHKpWaTgPEIUswtyyMrNi7LswDMQIIYOW9ZRA7NIUqwGxtupIUoOvqgP9is1hEPKqdnaJd0fdx5S0hO7fum9oAAy0MuAp3emsLs8EhCpZoAVbG99kGHrzTBEaRVMW6lmflj7LTuNOUt6LvdLsJpwR1hFtSXuh+MCZ1BrXStogj4zXCQVoAhLIjjugYzq6Y7DnGOucapE0oninb0QFzqRVorNebyAwYIrVxvHVFWHmP9nd+0e8eErwWV8ne88AF+dasNnrM0A9g/wh2auQrGnRtwQQvdtYhc71RiYSIsrQiIqU6JwMbMQ6/Vt6L1nby362Hoch/mxCNSTEjjh019SGBdUD2HhY8IgZtL2SgJsUGiOoFHPS7uloT7HrhfqdCuDy7Oxd0stkK0xgu13uvNw0iY1MeedFigvbObqqmwiXkVUCOM/SQMgVQurbQwsCVl4mCIqqgz9SM2dakPHKqP8RDWiRUKTD2JmUIc2mZIazO3s+EKeFSJlwgkWq/0wlsYm/1hhrfmWU2W56jTNnCrOaH5gg31HhdHJz7rOfMZJlwrpMvg5nrFmypJTYJwtfUSYACf+QOx7Zy1UMAi2PHIp53fDfYugolHdBu6+6oGZBNWckEJA+pNfh3jEoDrhmtGOTz2t/gt/CMmGs9CtQQ0t9USOFD7b55bJgqpl8vy4g836thSfbZR2zLMKn+TDmkt3WhUWBqxatPcNS7bSEDsOkg40qXObRIekopy5pmFE3vSHoRwYyaEbHSJPW1NJ1rXND3pbuGqXNcmNg1s3Bk9+Getd1GhdFYOyzasoyeMJ7cK+tItO9e77R/ViEurLkqWAxQSzAxb59jFltHBw7FrSJMTxKPSwnnfjLsaSAUImeYLXSsobvZ9X28SQn0pR5ET2WTTdKCWSsThtL0H7XVTCB0lILmZvj/6mTcH4RlArW3sCT7l3NOn2GABkE3dhRQ/jUdbdVrgJ9Ak2F5HSDMwIfkuAUeaOEVhUS+3uC/xsR9GaY7sIPVwoTNeS5VhNwRVmOXiGGgo3NG+CsMoiozKjSy3goc3WkiXDgOq6luIUB6ekulqWcvuFY4sp5Il8yk27IG17kF3nMRBfyRBB7DVRVF4vi8RNDBDBLmDeRtiMxn6Bvg2QBRpfG0wdJzw4X5vN/UWtoUubN6MeyA/RImFqE4CJ+e2uwHmPm/eKr7qEBTsdvLXx+ecxfVy4/gKR7ZTTPE5NsjpR3Jeyulg9iD8Jl2/nIEKNNS1oNT9vBAoyoFUdmHtmobDMuoRiFRvxAbAGHK85XkL47klFqAgspFnCYRYlU/do22EcDA6D5xBCQKHu0rr5Nl0QzZLQXGVoFhPdXzNc2wIpzZvc3R9/7bARQAb0GTTGius48pkxwRgUFGgtXBLWmyhBI1+c7SQptniIN0jFFLQDGCwGeeW1IZHYfgRIE2IiIFQ20vlguUh7FEmxLg3VPj5HbfeXK52zmavjZOpeIoNqjh43XaTLD0ISTf2CgYI5R0DhwpAVhiOYWhbICaTNEgUVBhGW4g4gqHdH8CedRj6Bd16UVSnxw6Aw36/TzQv1isP+6hLh3q/0enjqG9y61Gth084jLC+YkMJ1O1NLs1TSX61BZ9v5x76D1BDHgJaNyTJG7FlDkWGy7o4aaRs87gtyoApVF0xYPeDe8DS9Y48hL1a+ssSdieOS1oXa6Ho/HRj7xMSGqZ831bsnV1Ld43nm0/lZZlaZs2cZJgsprsqpdp67mQVkG7nuzLeSEMLrEpw3fFE6sIGdVUU47DAnqazJIUUktpsOB1E6mDipMQP883Q1fXYUSSoFrGkY2FF9sR2jCLQCmfAduJv6GBdxSnE4T3n2PoARD+gTEVhu5kNUtfdNzn+M61ndazdxxoy0IjKSsCwSbpQ81vdkt5QHCWJ33VhgiOqUWEVoudJDTZ+4vuNsCGyPK1oGhoSCbU3bgi55RV+OJKuSgGEic48mFwqQhHwdo+twfqzGyMC6VCcstFf2FMR32NIOCSpbeLeoIbDrS6uwyhklc1TS8JpimNa19WmsYFtV5HvOC4/4q6rewLsuNkyzSi8VHfjpBvCEEvNAFuuWaiQkPqS5PCkNjceJ46HT5cq5OOav7qr5GIb6rsYVgF0rmPsNW4Xytn0IYZCExbWKY0OfuP7qUYwjktuabg5hLsw3qV2nNaYmKjGVIp/cjDNDiLbqSTX3CTapXHPiHUROk/ZzfX+kdeAX9gSTjvvte142AThms+suGNDeazdMR2O9sAkYK50hK3KTapqc9g3FRBRq+NA47lpbZKqpkNkV3rPMPRMy7Z9EEGIExy7xc5lEO3pZkM6HEmA6dHuPOrtnAxoj28B831k+jlS2nsxDTr0E/pktceEo9f1sDRBuIYNWQcGVmG3dmyu6wVSILKnNooIrvyiMnAe1dGexD2WIiEhtAaplMj+OPR1ZaOdjgoNu/aGAj8EyEc8L+ySIRyll7KU4JQSgW+t2ms1fdnZQs5tisenYpMSPfN9J8UAzWy4tpcRKJHH5BrglSoaBRGJcmbh0HCx6+KdGXLMcc63h7LVLCwBqAmgTTHaEssxo6Vt9BiyERmo5RauJayie8mQ/YnXV7USbxxb/mLLdWcZhAJPqrDsqe5YVK7SI1VVSKvJUFyxATaYSHgkhSzpIulScovnuFIp0kNFasuhBSm5h9wIhLQHO8cRElUWOc7ZfkhAk0IrcaDlMSvHuCaSIZINUMJs/6wYyis8Xdwti+zljtLLIJbNlM1TCV0CVCR1qfnB10rWAwkgkaZZImLb2EXUDvcNy4mhaQYp/FaYiSqdowBBzeFbT0O1quICadggW9dsvWthSkMIukrCcZzppZfluRua560rxXjtPow3RnPdvVzQNrPh9MCQ9oPypWs2QAREW08LMb2ylxnotixzDdhIpeODMbFhjyFtfaka7Ab0PTN14RXtOihEpHeEdNGe08iQCoG0EbSlo723O54aTN9qBmJwF9cw2iPknoqW3FurJG6CRN2bIqhnaTuzYT23wM7cp0rBJsx5WPYjXIeeWENFnTSD9IGwVTgIE8HiCoz7xrR5VY19ERoMsjAaI7ehNuaFRM2cskQyZGiaA9QL3voeTf0OHVLQO3ZhaW3skNOSyO73+jZXRvOVMOqJlkWRgIMQonlyt9G0f3Np5oQubDAA9V0uvSjdddPYjiVsDH3kurrleKqOU7KvDxkxiEf1wpA4wdrRxpcgynYNU3O8tkppChsW1s3IqctzJ8pjM1JadP6B8o2f3V7EYfuVfbULG9rFvXyyenq7TaLlR4czG9Yg8VJe+/7O7yo/4VFqOZy5pJao2Z8ceAtgo5DQMLer+CDRpXSfeCFql9k4rMI6ASYKdVvgQpgOjf2RxURiD3LaNFY+0Fzw5EGs/Zc2hd+yYe4B3sM/HP2ALtLgm1Vc2wzxsICOwV1iu2NY22liIRPvp3QiPjZVRytETN105QKQXtYuGZM6Me04tvEOmkMzVlVtH0gYS3CHRSGx5FK50T7S39kpNll9zqO6o7O5y9q2fSWxi09syCUExGaEU7czKxBWlV9R6TMygTA/P7Vu57e1Z2se4VFljlWS0BCrBLYRWW5iH2p/Y3aU2k4jpGtFkrq2j0k/68ft4aEVc+cmhOi1TY8neqH/ynp5OgifFPOJDQbgAsK62QP/kJDa47hFWeGhrtnvwfGUIsr2oIEHFZ1LRphI/BAgy/XhIW66A/Ar7A0C6pbPY2If/ZBQqXKLOc5Yju+orSkhsf1iG8wX2LA9bSifxHDxUdcjlHjIDHEQt6iQIBIdJY4+hBS5Gg0vmrfc11j6jWbhFQLLc6Vutg8oyTHfwhLH8+O6etQzC7ZYd1SKexKCbPeeApy2VH0hNT/RmQ1lnufPxN/Cc2JnZkMzs8EGmb5iZVvAXirNGpjJQdpCB2LOkv7azHmV4L5EzdJ0DHuEW851LlyORx/U8SgFwcNBLqDFOWmAfXTtedfoB7guJV+ylRPd+hTwz+H95MKGCdnNbNgCzv1UbeXLNauMS6ph3krk1IUg4rdmLpcgMqGagUtv7VYRUKshHF3T0ITWCEyiJJJsBE0nrerKnUurs4/KkzLwcN/tZ8hbShyKZWR/5ipH0vtDimbMNuuGBEcwEa2xbkuu5TVUdoeGIbLbUtxbYVdiK99FebrZsV6BSMPIa1G5uUtAkuxxXBRtGW0Zdo9+FcWrj2VhpSTxq716xcwGiSKTQFWtPQOfyhucMrHBGjMoGI4it5KQAfUedNrYMCSITIF/n/TPjl3VjBbLuSZyA9XS5Ibj/rjrbBxtvXaLCbViQCSE8ot5F++fPJ0vP3BhYUO5lEiGT6HIG7uq8n9Gb9IqahIY4sQtTJ1qaRp1BOxhVVpvtVe589qksCBr2NCEB9oQjIXlODZjMQ0lru5ihIQw9NSeNBf7nlYbH5CYdUO59GJ5jg03pFqe9Q3GuNVQW1uuHJzJTDfkqWbhIojebvpQrEsBNauk9rDmUYskZhIRyTYLWgUSvs4RTxDxDWapxAv8+Z7EYtks5wNVHmAen2dDWc5PWpiex+RRL4Z0iP04ggZ2hN2SSg4zsSvwcIeH7ceO4C4nfhMfmnCDKXNMK0fGwGHkx6lt5qGGhBuK1Zp+1Qo8QWIBP+1B3e/4XI/LdYFRMh5mlvGpBUkFaWVUHLMWWRGFY0L83GYUvbPHojwMwO+riuAEk66AhY5xnceMSVWbt7ZUMy4qYKI8efIbD1WwT/HUrPZWpV89IwzrZjErk6aUuiEyvTx3PA9jq6JVSMMoYdKNJC0+vueqBWBPa8psoeNoRGC32ZFdZFIJGyy9lb53qh3yiEorgX6lbX33QoMm1e6NY8OY+afibY7G63QvDSAMXQ3rsWYZBo7q4YMmBjrQhaU1EmemwE1QHhXNVssdc9gDfdORKo9ce1yv0I9rx4m6F1o6pjdAQEV1G9Z3Gm4DukKlZ5NjctwjYBv8IxYzUO/tnnNtm5Servl5H4YAQ4zdQGOFMCwoXXP0S73KX+lsGdwWlaoy0VYkgeXx1G9AlHCLO9KHFn+I75Kal9ylCV8eABn5Dl0XBrYY7EyVVzZW0S+1NCwXELkFQIL4Z3ubhNK32ko7P2O3g3QherVrvJYWz9PXTos992jWhz+Bnh7Yu45VmiSnjNIix4lfAdzkkeUYJR0z8lvP9PCWMg/t7CZozmJ1iY0AAAfMSURBVJ+DONK7mivn2uVdZWnc0VlZCct1k6hjeG/g/Z8GIXUMF1sUuChCdGjM45EWrRMUQcBFhAD/vQeka0unqhKik/oHxz+dND3wGYAdo5OtlRaTILVJrCHhEFVS02veyj89DfgjCsAuQcfUHqmPImxgkboeiyxsjpua1cffe/zOVQmYpvBkLn2A+MMzFFmUZuWpKFLhp0PDwxT5usUF0hgnibur+ie2LbXj6PpeYcn/CJPG1m9IGmHuIY/86pMc6KlouiUq4K7Q/6cDcaqZNGwN7qhgGqxZZUaVnj7XNVNag8jKfTcMzZrUJjIkjtDjIsS/+zyLU8NA9RAqpeZeCXGrhz+ErKppkqYVTLFrCKw9OYp14puUEYJsjxYG9zqvq8yQhM/lS76LysVeSkPR6OUKgfF5WciyU7cDxQaE84IYrSFy6Unkfd08e5UGe16O+UAas0soZZy1sMXf1bfwOWqXbYPlMO9C6upn9xXMT2+ehQcCkArpUOUk6kkYRdTbPL8/IVOJ/0MywhAhLLiucbfOf7MF8mraH3qzDLJnRZEvVmVKIOgSMjT2kfkmznPDc7TwM1u4WoB1syTbQkjH/GhGoavzr8bUPkn0xW0las+eZTmbeQUbAHTeKkOZVVrz45w/5aYkQEtY18PRB3iLy6R9sQ/ty5Q9AxIeEZqD0uWyF3WUep2ZTQ1YDVwv+2TFSQncUCLYQM+kbg3T+qlA4HeStZil0sX4U1u043mkJzb0ANia9Cr1IgsD9mn1VoImKgy3gjaAndPWv/pYvDluML1Y8rjIenYa0TzUetmeLteWzQVFKEEVfMHUSSfMr9moa7Vg7McfR3dP2cm9LNn88EpAguGp7M9WbWmB/WlftvRM9hs8sHzQrOqVHa4UtIXDkRHSpPuBtvMfE7zqVpBlBWSj1YLmqVOjRX6Wt6Nq6aEVQey92I7V721iVtHI+fF3beVqcgZuP8hWpfmkPyOSJMHnEUtbsdFiiir/1SZ7HZPOSItx9+uPug7eb0PyWZLKJeQ0Ef7LGDirD8LXkvj3H30enXfWlML7fOH4DUnBgoWTv9A06UQBiGsk3F8F0RP5YKm4nMo4X0sDamwOn6vW+RpImi/s8dVAHvzk0xnfofa0vZyqWt3ny54uVCKVsJ1eBmob6/A1JU9A8tUqhRcoPG1M3gFtFojP2WtOJiFaUnMJ6NlXg2bD7/qVE5Wn3ni6XNDZpl99ymC3U8puxGfOqVLJr6YUvOS3IcMUfpsttA6adTu1fnr+JqZgZGVlQnfJLETZ8OUnCa4Pv88FlWxaTPwIyhRo2me6gE1PMjv0VzUvqqvFF30B/y88TFe7NHf00mzaBPqJ6kpvLn1KoGpFOwMuqXG/0BJDUl796LPXHlNz1blhXdph+LBd/btk6GIr7xrtwBAsNq7+0mMN7kpofom0u6Td+hV7ndGpi+x6nsX2a6DU/0oj/FfpHEdcbV8WRSERdLBySbPsEX2vye9TVLy4LeZLhAFYgq/Ry8BNdakI2KRVZk6+09PjKfqw0+WPETjtxN6opxRmLzy/JjgXR3botKi715+WXX5T9/dPkXN6uoylvCsKXmkGtjCBXZ35FXH4GwROviWR0zfN6+cBoIpXRXcuQPPig+7+DvETZlBtdNvpGcqfb+9T1m+rIeT1nmsm8o+gw3nSOlCp9VF+15PW8SuPmmwNXTcW/dLq8rXipFAv2oXOC69gSQJPEYGyVQdN9IpmQZfnTqndl3XWdl+uOT6R/3k1Mz3NemnMIKbX8XyhC83ITjRLx5N+VsTW1RH9pxmhovFn+66nSE3hV57udX/xz6qZmQ3htJjc6bWK5MTXbJicFXH1gamOxteHfDoGmtw/hCxNvjEYnHxaHNp5GMFy9hUb7ESRbydqCc+tqXyHT3KiohyKZ5WtqLuAl2dJMfUH1di6/6zRbC+zuQY3bLg5bAoMTQVKuloEqwmmnKBwCD6JYJUI/mhllfXZaN4CxFRhdHt5ad7N1nTU4naoaIcx+XInNmifZUP0LY8B/YDUUD4FjJWmO8wiQOYKO2MSqtvybSUCpw/WhVeUN9KAwdOFOtlakkq7f5dVeIfksOwIQvnfRGimaH4fqZfshk0qhKNNIqDGbs1cVMujQSKaTlXzvHurBS8KQYnKfWoggDekLjTdwEml/nhyzAF/opun6yg2lL0S6kz1j5jndX19+NKR6L4gSX0VYdd1p1jYvTdDPr6FB41AvpsEevzTxAdTynh3g8HVwdlGgQOJbq0P2HAfzbi59hvNYIGP6Iu7Nn+AlJiWKnYxdUE3LmxoCjeXZOVqDTVvh3ozrt8ptP9BahUb5D9DJs3e6koabjCd2tp4pxvUR3obrNZTIdYPa7wfJ6XfVLtqoFbHtBFyYcNNtW4KLp3izc1G7YiqwUlFKkPxr3LxH9AkDYtGM6/ZcCMNCvWdNGszv1Rs2J6/fD2J/M+gmQ3txAbnmg3JjWVQS2AGDgpxK5RxYUP7f8OGGUt612wAvTmTrVyrKTXSscxUo58qnC9sWP3fsGH2qlY3bDjTNETv8r6fwiW3bPiN/Xk/SQsblOPYrFaPcMOiJS58OO91O7FhB15tbfePocwxHOlErR1Dk8PbaoajoI3QDN040WIp1xMkik/hTm85VNLWMLR/HCD6f6T/AZpQ4Lsn0iKaAAAAAElFTkSuQmCC</text:a></text:p>
          </table:table-cell>
          <table:table-cell office:value-type="string" calcext:value-type="string">
            <text:p>1981</text:p>
          </table:table-cell>
          <table:table-cell office:value-type="string" calcext:value-type="string">
            <text:p>$1,239,226</text:p>
          </table:table-cell>
          <table:table-cell office:value-type="string" calcext:value-type="string">
            <text:p>$779,798</text:p>
          </table:table-cell>
          <table:table-cell office:value-type="string" calcext:value-type="string">
            <text:p>NULL</text:p>
          </table:table-cell>
          <table:table-cell office:value-type="string" calcext:value-type="string">
            <text:p><text:a xlink:href="https://www.guidestar.org/FinDocuments/2017/840/798/2017-840798089-0e779378-9.pdf" xlink:type="simple">https://www.guidestar.org/FinDocuments/2017/840/798/2017-840798089-0e779378-9.pdf</text:a></text:p>
          </table:table-cell>
          <table:table-cell table:number-columns-repeated="1007"/>
        </table:table-row>
        <table:table-row table:style-name="ro1">
          <table:table-cell table:number-columns-repeated="8"/>
          <table:table-cell office:value-type="string" calcext:value-type="string">
            <text:p>Civic</text:p>
          </table:table-cell>
          <table:table-cell table:number-columns-repeated="1015"/>
        </table:table-row>
        <table:table-row table:style-name="ro1">
          <table:table-cell table:number-columns-repeated="8"/>
          <table:table-cell office:value-type="string" calcext:value-type="string">
            <text:p>Health</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08:10:51.010780972</meta:creation-date>
    <dc:date>2018-11-16T09:19:37.793669464</dc:date>
    <meta:editing-duration>PT16M13S</meta:editing-duration>
    <meta:editing-cycles>3</meta:editing-cycles>
    <meta:generator>LibreOffice/6.0.6.2$Linux_X86_64 LibreOffice_project/00m0$Build-2</meta:generator>
    <meta:document-statistic meta:table-count="1" meta:cell-count="87" meta:object-count="0"/>
  </office:meta>
</office:document-meta>
</file>